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fe412" officeooo:paragraph-rsid="001fe412" style:font-size-asian="17.5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rsid="001fe412" officeooo:paragraph-rsid="001fe412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officeooo:rsid="001fe412" officeooo:paragraph-rsid="001fe412" style:font-size-asian="24pt" style:font-size-complex="24pt"/>
    </style:style>
    <style:style style:name="P7" style:family="paragraph" style:parent-style-name="Standard">
      <style:text-properties fo:font-size="15pt" officeooo:rsid="0026b7fd" officeooo:paragraph-rsid="0026b7fd" style:font-size-asian="13.1000003814697pt" style:font-size-complex="15pt"/>
    </style:style>
    <style:style style:name="P8" style:family="paragraph" style:parent-style-name="Standard">
      <style:text-properties fo:font-size="15pt" officeooo:rsid="00283379" officeooo:paragraph-rsid="00283379" style:font-size-asian="13.1000003814697pt" style:font-size-complex="15pt"/>
    </style:style>
    <style:style style:name="P9" style:family="paragraph" style:parent-style-name="Standard" style:list-style-name="L1">
      <style:text-properties fo:font-size="20pt" officeooo:rsid="001fe412" officeooo:paragraph-rsid="001fe412" style:font-size-asian="17.5pt" style:font-size-complex="20pt"/>
    </style:style>
    <style:style style:name="P10" style:family="paragraph" style:parent-style-name="Standard" style:list-style-name="L2">
      <style:text-properties fo:font-size="20pt" officeooo:rsid="001fe412" officeooo:paragraph-rsid="001fe412" style:font-size-asian="17.5pt" style:font-size-complex="20pt"/>
    </style:style>
    <style:style style:name="P11" style:family="paragraph" style:parent-style-name="Standard" style:list-style-name="L2">
      <style:text-properties fo:font-size="20pt" officeooo:rsid="001fe412" officeooo:paragraph-rsid="002f1a7d" style:font-size-asian="17.5pt" style:font-size-complex="20pt"/>
    </style:style>
    <style:style style:name="P12" style:family="paragraph" style:parent-style-name="Standard" style:list-style-name="L3">
      <style:text-properties fo:font-size="20pt" officeooo:rsid="001fe412" officeooo:paragraph-rsid="001fe412" style:font-size-asian="17.5pt" style:font-size-complex="20pt"/>
    </style:style>
    <style:style style:name="P13" style:family="paragraph" style:parent-style-name="Standard" style:list-style-name="L4">
      <style:text-properties fo:font-size="20pt" officeooo:rsid="001fe412" officeooo:paragraph-rsid="001fe412" style:font-size-asian="17.5pt" style:font-size-complex="20pt"/>
    </style:style>
    <style:style style:name="P14" style:family="paragraph" style:parent-style-name="Standard" style:list-style-name="L5">
      <style:text-properties fo:font-size="20pt" officeooo:rsid="001fe412" officeooo:paragraph-rsid="001fe412" style:font-size-asian="17.5pt" style:font-size-complex="20pt"/>
    </style:style>
    <style:style style:name="P15" style:family="paragraph" style:parent-style-name="Standard" style:list-style-name="L6">
      <style:text-properties fo:font-size="20pt" officeooo:rsid="001fe412" officeooo:paragraph-rsid="001fe412" style:font-size-asian="17.5pt" style:font-size-complex="20pt"/>
    </style:style>
    <style:style style:name="P16" style:family="paragraph" style:parent-style-name="Standard" style:list-style-name="L7">
      <style:text-properties fo:font-size="20pt" officeooo:rsid="001fe412" officeooo:paragraph-rsid="001fe412" style:font-size-asian="17.5pt" style:font-size-complex="20pt"/>
    </style:style>
    <style:style style:name="P17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18" style:family="paragraph" style:parent-style-name="Standard">
      <style:text-properties fo:font-size="20pt" officeooo:rsid="001fe412" officeooo:paragraph-rsid="0030b308" style:font-size-asian="17.5pt" style:font-size-complex="20pt"/>
    </style:style>
    <style:style style:name="P19" style:family="paragraph" style:parent-style-name="Standard">
      <style:text-properties style:text-position="0% 100%" fo:font-size="15pt" officeooo:rsid="0027438f" officeooo:paragraph-rsid="0026b7fd" style:font-size-asian="13.1000003814697pt" style:font-size-complex="15pt"/>
    </style:style>
    <style:style style:name="P20" style:family="paragraph" style:parent-style-name="Standard">
      <style:text-properties style:text-position="0% 100%" fo:font-size="15pt" officeooo:rsid="0026b7fd" officeooo:paragraph-rsid="0026b7fd" style:font-size-asian="13.1000003814697pt" style:font-size-complex="15pt"/>
    </style:style>
    <style:style style:name="P21" style:family="paragraph" style:parent-style-name="Standard">
      <style:text-properties fo:font-size="14pt" officeooo:rsid="003397a6" officeooo:paragraph-rsid="003397a6" style:font-size-asian="12.25pt" style:font-size-complex="14pt"/>
    </style:style>
    <style:style style:name="P22" style:family="paragraph" style:parent-style-name="Standard">
      <style:text-properties officeooo:paragraph-rsid="002d314e"/>
    </style:style>
    <style:style style:name="P23" style:family="paragraph" style:parent-style-name="Standard">
      <style:text-properties style:font-name="Liberation Serif" fo:font-size="14pt" officeooo:paragraph-rsid="002d314e" style:font-size-asian="14pt" style:font-size-complex="14pt"/>
    </style:style>
    <style:style style:name="P24" style:family="paragraph" style:parent-style-name="Standard" style:list-style-name="L8">
      <style:text-properties style:font-name="Liberation Serif" fo:font-size="14pt" officeooo:paragraph-rsid="002d314e" style:font-size-asian="14pt" style:font-size-complex="14pt"/>
    </style:style>
    <style:style style:name="P25" style:family="paragraph" style:parent-style-name="Standard">
      <style:text-properties fo:font-size="18pt" officeooo:rsid="0030b308" officeooo:paragraph-rsid="0030b308" style:font-size-asian="18pt" style:font-size-complex="18pt"/>
    </style:style>
    <style:style style:name="P26" style:family="paragraph" style:parent-style-name="Standard">
      <style:text-properties fo:font-size="18pt" officeooo:rsid="002f1a7d" officeooo:paragraph-rsid="002f1a7d" style:font-size-asian="18pt" style:font-size-complex="18pt"/>
    </style:style>
    <style:style style:name="P27" style:family="paragraph" style:parent-style-name="Standard">
      <style:text-properties fo:font-size="16pt" fo:font-style="italic" officeooo:rsid="0030b308" officeooo:paragraph-rsid="0030b308" style:font-size-asian="16pt" style:font-style-asian="italic" style:font-size-complex="16pt" style:font-style-complex="italic"/>
    </style:style>
    <style:style style:name="P28" style:family="paragraph" style:parent-style-name="Standard">
      <style:text-properties fo:font-size="16pt" fo:font-style="normal" officeooo:rsid="0030b308" officeooo:paragraph-rsid="0030b308" style:font-size-asian="16pt" style:font-style-asian="normal" style:font-size-complex="16pt" style:font-style-complex="normal"/>
    </style:style>
    <style:style style:name="P29" style:family="paragraph" style:parent-style-name="Standard">
      <style:text-properties fo:font-size="16pt" fo:font-style="normal" officeooo:rsid="00312eca" officeooo:paragraph-rsid="00312eca" style:font-size-asian="16pt" style:font-style-asian="normal" style:font-size-complex="16pt" style:font-style-complex="normal"/>
    </style:style>
    <style:style style:name="P30" style:family="paragraph" style:parent-style-name="Standard">
      <style:text-properties officeooo:paragraph-rsid="0032d683"/>
    </style:style>
    <style:style style:name="P31" style:family="paragraph" style:parent-style-name="Standard">
      <style:paragraph-properties fo:text-align="center" style:justify-single-word="false"/>
      <style:text-properties officeooo:paragraph-rsid="0032d683"/>
    </style:style>
    <style:style style:name="P32" style:family="paragraph" style:parent-style-name="Standard">
      <style:paragraph-properties fo:text-align="center" style:justify-single-word="false"/>
      <style:text-properties officeooo:rsid="003397a6" officeooo:paragraph-rsid="003397a6"/>
    </style:style>
    <style:style style:name="P33" style:family="paragraph" style:parent-style-name="Standard">
      <style:paragraph-properties fo:text-align="start" style:justify-single-word="false"/>
      <style:text-properties officeooo:rsid="003397a6" officeooo:paragraph-rsid="003397a6"/>
    </style:style>
    <style:style style:name="P34" style:family="paragraph" style:parent-style-name="Text_20_body" style:list-style-name="L8">
      <style:text-properties style:font-name="Liberation Serif" fo:font-size="14pt" style:font-size-asian="14pt" style:font-size-complex="14pt"/>
    </style:style>
    <style:style style:name="P35" style:family="paragraph" style:parent-style-name="Text_20_body" style:list-style-name="L8">
      <style:text-properties style:font-name="Liberation Serif" fo:font-size="14pt" officeooo:paragraph-rsid="002f1a7d" style:font-size-asian="14pt" style:font-size-complex="14pt"/>
    </style:style>
    <style:style style:name="P36" style:family="paragraph" style:parent-style-name="Text_20_body">
      <style:text-properties style:font-name="Liberation Serif" fo:font-size="14pt" officeooo:paragraph-rsid="002f1a7d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2f1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7438f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bold" officeooo:rsid="0027438f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27438f" style:font-weight-asian="normal" style:font-weight-complex="normal"/>
    </style:style>
    <style:style style:name="T8" style:family="text">
      <style:text-properties style:text-position="0% 100%" officeooo:rsid="002a76ab"/>
    </style:style>
    <style:style style:name="T9" style:family="text">
      <style:text-properties style:text-position="0% 100%" officeooo:rsid="002f1a7d"/>
    </style:style>
    <style:style style:name="T10" style:family="text">
      <style:text-properties style:text-position="0% 100%" officeooo:rsid="0030b308"/>
    </style:style>
    <style:style style:name="T11" style:family="text">
      <style:text-properties style:text-position="0% 100%" officeooo:rsid="00312eca"/>
    </style:style>
    <style:style style:name="T12" style:family="text">
      <style:text-properties style:text-position="0% 100%" fo:font-size="14pt" style:font-size-asian="14pt" style:font-size-complex="14pt"/>
    </style:style>
    <style:style style:name="T13" style:family="text">
      <style:text-properties fo:font-size="14pt" officeooo:rsid="0026b7fd" style:font-size-asian="12.25pt" style:font-size-complex="14pt"/>
    </style:style>
    <style:style style:name="T14" style:family="text">
      <style:text-properties fo:font-size="14pt" officeooo:rsid="0032d683" style:font-size-asian="12.25pt" style:font-size-complex="14pt"/>
    </style:style>
    <style:style style:name="T15" style:family="text">
      <style:text-properties fo:font-size="14pt" officeooo:rsid="003397a6" style:font-size-asian="12.25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32d683" style:font-size-asian="14pt" style:font-size-complex="14pt"/>
    </style:style>
    <style:style style:name="T18" style:family="text">
      <style:text-properties fo:font-size="14pt" officeooo:rsid="003397a6" style:font-size-asian="14pt" style:font-size-complex="14pt"/>
    </style:style>
    <style:style style:name="T19" style:family="text">
      <style:text-properties officeooo:rsid="0026b7fd"/>
    </style:style>
    <style:style style:name="T20" style:family="text">
      <style:text-properties officeooo:rsid="002d314e"/>
    </style:style>
    <style:style style:name="T21" style:family="text">
      <style:text-properties officeooo:rsid="002f1a7d"/>
    </style:style>
    <style:style style:name="T22" style:family="text">
      <style:text-properties officeooo:rsid="0030b308"/>
    </style:style>
    <style:style style:name="T23" style:family="text">
      <style:text-properties style:text-position="super 58%" officeooo:rsid="00312eca"/>
    </style:style>
    <style:style style:name="T24" style:family="text">
      <style:text-properties style:text-position="super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text-position="super 58%" fo:font-size="14pt" style:font-size-asian="14pt" style:font-size-complex="14pt"/>
    </style:style>
    <style:style style:name="T26" style:family="text">
      <style:text-properties officeooo:rsid="00312ec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34cf66"/>
    </style:style>
    <style:style style:name="T29" style:family="text">
      <style:text-properties officeooo:rsid="0035be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03.11.2019</text:p>
      <text:p text:style-name="P1"/>
      <text:p text:style-name="P1"/>
      <text:p text:style-name="P1"/>
      <text:p text:style-name="P1"/>
      <text:p text:style-name="P1"/>
      <text:p text:style-name="P5">Obliczenia Naukowe</text:p>
      <text:p text:style-name="P2"/>
      <text:p text:style-name="P2"/>
      <text:p text:style-name="P2"/>
      <text:p text:style-name="P2"/>
      <text:p text:style-name="P6">Lista Nr 2( Laboratorium)</text:p>
      <text:p text:style-name="P2"/>
      <text:p text:style-name="P2"/>
      <text:p text:style-name="P2"/>
      <text:p text:style-name="P2"/>
      <text:p text:style-name="P2"/>
      <text:p text:style-name="P4">Piotr Pop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602911100" text:style-name="L1">
        <text:list-item>
          <text:p text:style-name="P9">Zadanie 1</text:p>
        </text:list-item>
      </text:list>
      <text:p text:style-name="P1"/>
      <text:list xml:id="list1254417827" text:style-name="L2">
        <text:list-item>
          <text:p text:style-name="P10">Opis problemu.</text:p>
        </text:list-item>
      </text:list>
      <text:p text:style-name="P7"><text:tab/>Celem jest ponowne eksperymentalne zbadanie problemu różności rozwiązań iloczynu skalarnego dwóch wektorów. Tym razem <text:s/>usuwamy osatnie znaczące cyfry współrzędnych x<text:span text:style-name="T1">4 </text:span><text:span text:style-name="T2">oraz x</text:span><text:span text:style-name="T1">5 </text:span><text:span text:style-name="T2">odpowiednio 9 i 7. </text:span><text:span text:style-name="T8">Problem należy sprawdzić</text:span><text:span text:style-name="T3"> dla pojedynczej i podwójnej precyzji.</text:span></text:p>
      <text:p text:style-name="P19"/>
      <text:p text:style-name="P19"/>
      <text:p text:style-name="P19"/>
      <text:p text:style-name="P8"><text:span text:style-name="T3">@</text:span><text:span text:style-name="T9">Zadanie 5 Lista 1</text:span></text:p>
      <text:p text:style-name="P7"><text:span text:style-name="T3">x=[2.718281828, (-3.141592654), 1.414213562,</text:span><text:span text:style-name="T5">0.5772156649</text:span><text:span text:style-name="T7">,</text:span><text:span text:style-name="T5">0.3010299957</text:span><text:span text:style-name="T3">]</text:span></text:p>
      <text:p text:style-name="P19">y=[1486.2497,878366.9879, (-22.37492),4773714.647,0.000185049]</text:p>
      <text:p text:style-name="P19"/>
      <text:p text:style-name="P8"><text:span text:style-name="T3">@</text:span><text:span text:style-name="T9">Zadanie 1 Lista 2</text:span></text:p>
      <text:p text:style-name="P7"><text:span text:style-name="T10">a</text:span><text:span text:style-name="T3">=[2.718281828, (-3.141592654), 1.414213562,</text:span><text:span text:style-name="T5">0.577215664</text:span><text:span text:style-name="T3">,</text:span><text:span text:style-name="T5">0.301029995</text:span><text:span text:style-name="T3">]</text:span></text:p>
      <text:p text:style-name="P19"><text:span text:style-name="T22">b</text:span>=[1486.2497,878366.9879, (-22.37492),4773714.647,0.000185049]</text:p>
      <text:p text:style-name="P20"/>
      <text:p text:style-name="P20"/>
      <text:p text:style-name="P20"/>
      <text:p text:style-name="P20"/>
      <text:p text:style-name="P20"/>
      <text:list xml:id="list194654319769804" text:continue-numbering="true" text:style-name="L2">
        <text:list-item>
          <text:p text:style-name="P10">Rozwiązanie problemu.</text:p>
        </text:list-item>
      </text:list>
      <text:p text:style-name="P22"><text:span text:style-name="T13">Ponowne przepuszczenie zmienionych danych przez algorytmy :</text:span></text:p>
      <text:p text:style-name="P23"/>
      <text:list xml:id="list563771599" text:style-name="L8">
        <text:list-item>
          <text:p text:style-name="P24"><text:span text:style-name="T20">(a) "w przód"</text:span></text:p>
        </text:list-item>
      </text:list>
      <text:p text:style-name="P23"/>
      <text:list xml:id="list194652618578345" text:continue-numbering="true" text:style-name="L8">
        <text:list-item>
          <text:p text:style-name="P34">(b) "w tył"</text:p>
        </text:list-item>
        <text:list-item>
          <text:p text:style-name="P34">(c) od największego do najmniejszego (dodaj dodatnie liczby w porządku od największegodo najmniejszego, dodaj ujemne liczby w porządku od najmniejszego do największego,a następnie daj do siebie obliczone sumy częściowe)</text:p>
        </text:list-item>
        <text:list-item>
          <text:p text:style-name="P35">(d) od najmniejszego do największego (przeciwnie do metody (c))</text:p>
        </text:list-item>
      </text:list>
      <text:p text:style-name="P36"><text:span text:style-name="T19">zaimplementowane w zadaniu nr 5 listy nr 1 oraz porównanie i analiza otrzymanych wyników.</text:span></text:p>
      <text:p text:style-name="P36"/>
      <text:p text:style-name="P36"/>
      <text:list xml:id="list194653386425370" text:continue-list="list194654319769804" text:style-name="L2">
        <text:list-item>
          <text:p text:style-name="P11"><text:soft-page-break/>Wyniki</text:p>
        </text:list-item>
      </text:list>
      <text:p text:style-name="P26">@ Zadanie 5 Lista 1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7">Algorytm</text:p>
          </table:table-cell>
          <table:table-cell table:style-name="Table1.A1" office:value-type="string">
            <text:p text:style-name="P37">a</text:p>
          </table:table-cell>
          <table:table-cell table:style-name="Table1.A1" office:value-type="string">
            <text:p text:style-name="P37">b</text:p>
          </table:table-cell>
          <table:table-cell table:style-name="Table1.A1" office:value-type="string">
            <text:p text:style-name="P37">c</text:p>
          </table:table-cell>
          <table:table-cell table:style-name="Table1.E1" office:value-type="string">
            <text:p text:style-name="P37">d</text:p>
          </table:table-cell>
        </table:table-row>
        <table:table-row>
          <table:table-cell table:style-name="Table1.A2" office:value-type="string">
            <text:p text:style-name="P37">Float32</text:p>
          </table:table-cell>
          <table:table-cell table:style-name="Table1.A2" office:value-type="string">
            <text:p text:style-name="P39">-0.4999443</text:p>
          </table:table-cell>
          <table:table-cell table:style-name="Table1.A2" office:value-type="string">
            <text:p text:style-name="P39">-0.4543457</text:p>
          </table:table-cell>
          <table:table-cell table:style-name="Table1.A2" office:value-type="string">
            <text:p text:style-name="P39">-<text:span text:style-name="T21">0.5</text:span></text:p>
          </table:table-cell>
          <table:table-cell table:style-name="Table1.E2" office:value-type="string">
            <text:p text:style-name="P39">-<text:span text:style-name="T21">0.5</text:span></text:p>
          </table:table-cell>
        </table:table-row>
        <table:table-row>
          <table:table-cell table:style-name="Table1.A2" office:value-type="string">
            <text:p text:style-name="P37">Float64</text:p>
          </table:table-cell>
          <table:table-cell table:style-name="Table1.A2" office:value-type="string">
            <text:p text:style-name="P39">1.0251881368296672e-10 </text:p>
          </table:table-cell>
          <table:table-cell table:style-name="Table1.A2" office:value-type="string">
            <text:p text:style-name="P39">-1.5643308870494366e-10</text:p>
          </table:table-cell>
          <table:table-cell table:style-name="Table1.A2" office:value-type="string">
            <text:p text:style-name="P37">0.0</text:p>
          </table:table-cell>
          <table:table-cell table:style-name="Table1.E2" office:value-type="string">
            <text:p text:style-name="P37">0.0</text:p>
          </table:table-cell>
        </table:table-row>
      </table:table>
      <text:p text:style-name="P25">@Zadanie 1 Lista 2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8">Algorytm</text:p>
          </table:table-cell>
          <table:table-cell table:style-name="Table2.A1" office:value-type="string">
            <text:p text:style-name="P38">a</text:p>
          </table:table-cell>
          <table:table-cell table:style-name="Table2.A1" office:value-type="string">
            <text:p text:style-name="P38">b</text:p>
          </table:table-cell>
          <table:table-cell table:style-name="Table2.A1" office:value-type="string">
            <text:p text:style-name="P38">c</text:p>
          </table:table-cell>
          <table:table-cell table:style-name="Table2.E1" office:value-type="string">
            <text:p text:style-name="P38">d</text:p>
          </table:table-cell>
        </table:table-row>
        <table:table-row>
          <table:table-cell table:style-name="Table2.A2" office:value-type="string">
            <text:p text:style-name="P38">Float32</text:p>
          </table:table-cell>
          <table:table-cell table:style-name="Table2.A2" office:value-type="string">
            <text:p text:style-name="P40">-0.4999443</text:p>
          </table:table-cell>
          <table:table-cell table:style-name="Table2.A2" office:value-type="string">
            <text:p text:style-name="P40">-0.4543457</text:p>
          </table:table-cell>
          <table:table-cell table:style-name="Table2.A2" office:value-type="string">
            <text:p text:style-name="P40">-<text:span text:style-name="T21">0.5</text:span></text:p>
          </table:table-cell>
          <table:table-cell table:style-name="Table2.E2" office:value-type="string">
            <text:p text:style-name="P40">-<text:span text:style-name="T21">0.5</text:span></text:p>
          </table:table-cell>
        </table:table-row>
        <table:table-row>
          <table:table-cell table:style-name="Table2.A2" office:value-type="string">
            <text:p text:style-name="P38">Float64</text:p>
          </table:table-cell>
          <table:table-cell table:style-name="Table2.A2" office:value-type="string">
            <text:p text:style-name="P40">-0.004296342739891585 </text:p>
          </table:table-cell>
          <table:table-cell table:style-name="Table2.A2" office:value-type="string">
            <text:p text:style-name="P40">-0.004296342998713953</text:p>
          </table:table-cell>
          <table:table-cell table:style-name="Table2.A2" office:value-type="string">
            <text:p text:style-name="P38">-0.004296342842280865</text:p>
          </table:table-cell>
          <table:table-cell table:style-name="Table2.E2" office:value-type="string">
            <text:p text:style-name="P38">-0.004296342842280865</text:p>
          </table:table-cell>
        </table:table-row>
      </table:table>
      <text:p text:style-name="P18"/>
      <text:list xml:id="list194652429029732" text:continue-numbering="true" text:style-name="L2">
        <text:list-item>
          <text:p text:style-name="P10">Wnioski.</text:p>
        </text:list-item>
      </text:list>
      <text:p text:style-name="P27">- Jaki wpływ na wyniki mają niewielkie zmiany danych?<text:span text:style-name="T24"> </text:span></text:p>
      <text:p text:style-name="P28"><text:tab/>W przypadku precyzji <text:span text:style-name="T27">Float32</text:span> wyniki nie zmieniły się. Dzieję się tak <text:span text:style-name="T26">z przyczny zbyt słabej precyzji( rząd 10</text:span><text:span text:style-name="T23">-7</text:span><text:span text:style-name="T11">) arytmetyki względem precyzji zapisu liczby( rząd 10</text:span><text:span text:style-name="T23">-9</text:span><text:span text:style-name="T11">).</text:span></text:p>
      <text:p text:style-name="P29"><text:span text:style-name="T2"><text:tab/>W przypadku precyzji </text:span><text:span text:style-name="T4">Float64 </text:span><text:span text:style-name="T6">zauważalna jest ogromna różnica między wynikami poprzednimi, (przed ucięciem), a nowymi, (po ucięciu). Możemy śmiało stwierdzić, że jest to przykład zadania </text:span><text:span text:style-name="T4">źle uwarunkowanego. </text:span><text:span text:style-name="T6">Minimalna zmiana danych wejściowych powoduje ogromne zmiany wyjściowego wyniku.</text:span></text:p>
      <text:p text:style-name="P1"/>
      <text:list xml:id="list194653057428331" text:continue-list="list1602911100" text:style-name="L1">
        <text:list-item>
          <text:p text:style-name="P9">Zadanie 2</text:p>
        </text:list-item>
      </text:list>
      <text:p text:style-name="P1"/>
      <text:list xml:id="list332882449" text:style-name="L3">
        <text:list-item>
          <text:p text:style-name="P12">Opis problemu.</text:p>
        </text:list-item>
      </text:list>
      <text:p text:style-name="P30"><text:span text:style-name="T14">Celem jest narysowanie wykresu funkcji f(x) w co najmniej dwóch dowolnych programach do wizualizacji. Oraz policzenie limes </text:span><text:span text:style-name="T15">f(x)</text:span><text:span text:style-name="T14"> dla </text:span><text:span text:style-name="T17">x→ </text:span><text:span text:style-name="T16">∞, </text:span><text:span text:style-name="T18">gdzie</text:span></text:p>
      <text:p text:style-name="P31"><text:span text:style-name="T18"/></text:p>
      <text:p text:style-name="P32"><text:span text:style-name="T16">f(x) = e</text:span><text:span text:style-name="T25">x</text:span><text:span text:style-name="T12"> ln(1 + e</text:span><text:span text:style-name="T25">-x</text:span><text:span text:style-name="T12">)</text:span></text:p>
      <text:p text:style-name="P33"><text:span text:style-name="T12">Porównać otrzymany wynik limes z wykresami oraz wyjaśnić zjawisko.</text:span></text:p>
      <text:p text:style-name="P33"><text:span text:style-name="T12"/></text:p>
      <text:list xml:id="list194654024372058" text:continue-numbering="true" text:style-name="L3">
        <text:list-item>
          <text:p text:style-name="P12">Rozwiązanie problemu.</text:p>
        </text:list-item>
      </text:list>
      <text:p text:style-name="P21">W celu obliczenia wyznaczenia granicy wykorzystuję SymPy oraz jego podrzędna funkcję limit(func,arg,aim). Do narysowania wykresu wykorzstuję <text:span text:style-name="T29"><text:s/>Plots , Desmos – dostępny w każdej nowoczesnej przeglądarce oraz Geogebra .</text:span></text:p>
      <text:list xml:id="list194654361191199" text:continue-numbering="true" text:style-name="L3">
        <text:list-item>
          <text:p text:style-name="P12"><text:soft-page-break/>Wyniki.</text:p>
        </text:list-item>
        <text:list-item>
          <text:p text:style-name="P12">Wnioski.</text:p>
        </text:list-item>
      </text:list>
      <text:p text:style-name="P1"/>
      <text:list xml:id="list194652806709459" text:continue-list="list194653057428331" text:style-name="L1">
        <text:list-item>
          <text:p text:style-name="P9">Zadanie 3</text:p>
        </text:list-item>
      </text:list>
      <text:list xml:id="list4024818542" text:style-name="L4">
        <text:list-item>
          <text:p text:style-name="P13">Opis problemu.</text:p>
        </text:list-item>
        <text:list-item>
          <text:p text:style-name="P13">Rozwiązanie problemu.</text:p>
        </text:list-item>
        <text:list-item>
          <text:p text:style-name="P13">Wyniki.</text:p>
        </text:list-item>
        <text:list-item>
          <text:p text:style-name="P13">Wnioski.</text:p>
        </text:list-item>
      </text:list>
      <text:p text:style-name="P1"/>
      <text:list xml:id="list194653373902781" text:continue-list="list194652806709459" text:style-name="L1">
        <text:list-item>
          <text:p text:style-name="P9">Zadanie 4</text:p>
        </text:list-item>
      </text:list>
      <text:list xml:id="list779261970" text:style-name="L5">
        <text:list-item>
          <text:p text:style-name="P14">Opis problemu.</text:p>
        </text:list-item>
        <text:list-item>
          <text:p text:style-name="P14">Rozwiązanie problemu.</text:p>
        </text:list-item>
        <text:list-item>
          <text:p text:style-name="P14">Wyniki.</text:p>
        </text:list-item>
        <text:list-item>
          <text:p text:style-name="P14">Wnioski.</text:p>
        </text:list-item>
      </text:list>
      <text:p text:style-name="P1"/>
      <text:list xml:id="list194653131397740" text:continue-list="list194653373902781" text:style-name="L1">
        <text:list-item>
          <text:p text:style-name="P9">Zadanie 5</text:p>
        </text:list-item>
      </text:list>
      <text:list xml:id="list473697836" text:style-name="L6">
        <text:list-item>
          <text:p text:style-name="P15">Opis problemu.</text:p>
        </text:list-item>
        <text:list-item>
          <text:p text:style-name="P15">Rozwiązanie problemu.</text:p>
        </text:list-item>
        <text:list-item>
          <text:p text:style-name="P15">Wyniki.</text:p>
        </text:list-item>
        <text:list-item>
          <text:p text:style-name="P15">Wnioski.</text:p>
        </text:list-item>
      </text:list>
      <text:p text:style-name="P1"/>
      <text:list xml:id="list194654284607299" text:continue-list="list194653131397740" text:style-name="L1">
        <text:list-item>
          <text:p text:style-name="P9">Zadanie 6</text:p>
        </text:list-item>
      </text:list>
      <text:list xml:id="list3205572983" text:style-name="L7">
        <text:list-item>
          <text:p text:style-name="P16">Opis problemu.</text:p>
        </text:list-item>
        <text:list-item>
          <text:p text:style-name="P16">Rozwiązanie problemu.</text:p>
        </text:list-item>
        <text:list-item>
          <text:p text:style-name="P16">Wyniki.</text:p>
        </text:list-item>
        <text:list-item>
          <text:p text:style-name="P16">Wniosk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4:19:23.950831982</meta:creation-date>
    <meta:editing-duration>PT46M43S</meta:editing-duration>
    <meta:editing-cycles>8</meta:editing-cycles>
    <meta:generator>LibreOffice/6.2.7.1$Linux_X86_64 LibreOffice_project/20$Build-1</meta:generator>
    <dc:date>2019-11-03T19:46:52.300541807</dc:date>
    <meta:document-statistic meta:table-count="2" meta:image-count="0" meta:object-count="0" meta:page-count="4" meta:paragraph-count="86" meta:word-count="381" meta:character-count="2723" meta:non-whitespace-character-count="2453"/>
  </office:meta>
</office:document-meta>
</file>